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9pt" style:font-size-asian="9pt" style:font-name-complex="Courier New"/>
    </style:style>
    <style:style style:name="P9" style:family="paragraph" style:parent-style-name="Standard">
      <style:text-properties style:font-name="Courier New" fo:language="en" fo:country="US" style:font-name-complex="Courier New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9" style:family="text">
      <style:text-properties style:font-name="Courier New" fo:font-weight="bold" style:font-weight-asian="bold" style:font-name-complex="Courier New" style:font-weight-complex="bold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font-name="Courier New" fo:font-size="9pt" style:font-size-asian="9pt" style:font-name-complex="Courier New"/>
    </style:style>
    <style:style style:name="T13" style:family="text">
      <style:text-properties fo:background-color="#ff0000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T18" style:family="text">
      <style:text-properties fo:color="#333333" style:font-name="Courier New" fo:font-size="8pt" fo:font-weight="bold" style:font-size-asian="8pt" style:font-weight-asian="bold" style:font-name-complex="Courier New" style:font-weight-complex="bold"/>
    </style:style>
    <style:style style:name="T19" style:family="text">
      <style:text-properties fo:color="#333333" style:font-name="Courier New" fo:font-size="8pt" fo:language="en" fo:country="US" fo:font-weight="bold" style:font-size-asian="8pt" style:font-weight-asian="bold" style:font-name-complex="Courier New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мощь и беспомощность автоматической оптимизации</text:h>
      <text:p text:style-name="Standard">крис касперски ака мыщъх, <text:span text:style-name="T1">no</text:span>-<text:span text:style-name="T1">email</text:span></text:p>
      <text:p text:style-name="P11"/>
      <text:p text:style-name="P13"><text:span text:style-name="T5">к концу 90х годов компиляторы по своей эффективности вплотную приблизились к ассемблеру, однако, все еще существует множество конструкций, неподдающихся автоматической оптимизации, но легко трансформируемых вручную. покажем как надо и как не надо оптимизировать программы на примере: </text:span><text:span text:style-name="T2">Microsoft</text:span><text:span text:style-name="T5"> </text:span><text:span text:style-name="T2">Visual C</text:span><text:span text:style-name="T5">++, </text:span><text:span text:style-name="T2">Intel C</text:span><text:span text:style-name="T5">++, </text:span><text:span text:style-name="T2">Borland Builder</text:span><text:span text:style-name="T5">, </text:span><text:span text:style-name="T2">GCC</text:span><text:span text:style-name="T5"> и </text:span><text:span text:style-name="T2">Hewlett</text:span><text:span text:style-name="T5">-</text:span><text:span text:style-name="T2">Packard</text:span><text:span text:style-name="T5"> </text:span><text:span text:style-name="T2">C</text:span><text:span text:style-name="T5">++</text:span></text:p>
      <text:h text:style-name="Heading_20_2" text:outline-level="2">введение</text:h>
      <text:p text:style-name="P12">С точки зрения прикладного программиста, компилятор — это черный ящик, заглатывающий исходный текст и выплевывающий двоичный файл. Какие процессы протекают в его "пищеварительном тракте" — неизвестно. Разработчики компиляторов крайне поверхностно описывают механизмы оптимизации в прилагаемой документации, так и не давая ответа на вопрос: _что_ именно оптимизирует компилятор, а что нет.</text:p>
      <text:p text:style-name="P12">Как следствие — одни разработчики пишут ужасно кривой код, надеясь, что все огрехи исправит компилятор (он же ведь "оптимизирующий!"). Другие же, наоборот, пытаются помощь компилятору, оптимизируя программу вручную и выполняя кучу глупых и ненужных действий, например, заменяя <text:span text:style-name="T7">a</text:span><text:span text:style-name="T6"> = </text:span><text:span text:style-name="T7">b</text:span><text:span text:style-name="T6">/4</text:span> на <text:span text:style-name="T7">a </text:span><text:span text:style-name="T6">=</text:span><text:span text:style-name="T7"> b </text:span><text:span text:style-name="T6">&gt;&gt;</text:span><text:span text:style-name="T7"> </text:span><text:span text:style-name="T6">2</text:span>, хотя _любой_ компилятор сделает это и сам, а вот поместить в регистр переменную, переданную по ссылке, он уже не решается (почему — см. "<text:span text:style-name="T13">удаление лишних обращений к памяти</text:span>"), то же самое относится и к выносу инвариантных функций из тела цикла.</text:p>
      <text:p text:style-name="P12">Для достижения наивысшей эффективности, необходимо помочь компилятору, придерживаясь определенных привил программирования (кстати говоря, не описанных в штатной документации). Если вы недовольны быстродействием откомпилированной программы, не спешите переписать ее на ассемблер. Попробуйте сначала оптимизировать код путем реконструкции исходного текста. В большинстве случаев, вы получите тот же самый результат, но потратите меньше времени и сохраните переносимость.</text:p>
      <text:h text:style-name="Heading_20_2" text:outline-level="2">что не надо оптимизировать</text:h>
      <text:p text:style-name="P12">Начнем с того, что _не_ _надо_ оптимизировать, позволяя транслятору сделать это за нас (нехай делает). В частности, практически все оптимизирующие компиляторы умеют <text:span text:style-name="T17">вычислять константы на стадии трансляции</text:span>. В различных русскоязычных источниках этот прием оптимизации называется как "сверткой", так и "размножением" констант, что соответствует английским терминам "<text:span text:style-name="T1">constant</text:span> <text:span text:style-name="T1">folding</text:span>/<text:span text:style-name="T1">propagation</text:span>". Еще один английский термин из той же кучи: "<text:span text:style-name="T1">constant</text:span> <text:span text:style-name="T1">elimination</text:span>" (буквально — "изгнание констант"). Все это синонимы и описывают один и тот же механизм вычисления константных выражения (как целочисленных, так и вещественных), в результате чего <text:span text:style-name="T8">a</text:span><text:span text:style-name="T9"> = 2 * 2</text:span> превращается в <text:span text:style-name="T7">a</text:span><text:span text:style-name="T6"> = 4</text:span>, а <text:span text:style-name="T8">x</text:span><text:span text:style-name="T9"> = 4*</text:span><text:span text:style-name="T8">y</text:span><text:span text:style-name="T9">/2</text:span> в <text:span text:style-name="T7">x</text:span><text:span text:style-name="T6"> = 2*</text:span><text:span text:style-name="T7">y</text:span>.</text:p>
      <text:p text:style-name="P12">Побочным эффектом оптимизации становится потеря переполнения (если таковое имело место быть). С точки зрения математика выражения <text:span text:style-name="T8">foo </text:span><text:span text:style-name="T9">=</text:span><text:span text:style-name="T8"> bar</text:span><text:span text:style-name="T9">/4*4</text:span> и <text:span text:style-name="T7">foo</text:span><text:span text:style-name="T6"> = </text:span><text:span text:style-name="T7">bar</text:span> полностью эквиваленты, но если переменные <text:span text:style-name="T7">foo</text:span> и <text:span text:style-name="T7">bar</text:span> целые, то не оптимизированный вариант обнуляет два младших бита <text:span text:style-name="T7">bar</text:span>! Некоторые программисты умышленно используют этот примем, вместо того, чтобы воспользоваться "<text:span text:style-name="T7">foo </text:span><text:span text:style-name="T6">=</text:span><text:span text:style-name="T7"> bar</text:span><text:span text:style-name="T6"> &amp; (~3)</text:span>", а ругаются на "глючный" оптимизатор!</text:p>
      <text:p text:style-name="P12">За исключением <text:span text:style-name="T1">Intel</text:span> <text:span text:style-name="T1">C</text:span>++ все рассматриваемые компиляторы поддерживают "<text:span text:style-name="T14">улучшенную свертку констант</text:span>" ("<text:span text:style-name="T3">advanced</text:span><text:span text:style-name="T14"> </text:span><text:span text:style-name="T3">constant</text:span><text:span text:style-name="T14"> </text:span><text:span text:style-name="T3">folding</text:span><text:span text:style-name="T14">/</text:span><text:span text:style-name="T3">propagation</text:span>"), заменяя все константные переменные их непосредственным значением, в результате чего выражение: <text:span text:style-name="T8">a </text:span><text:span text:style-name="T9">=</text:span><text:span text:style-name="T8"> </text:span><text:span text:style-name="T9">2; </text:span><text:span text:style-name="T8">b </text:span><text:span text:style-name="T9">=</text:span><text:span text:style-name="T8"> </text:span><text:span text:style-name="T9">2</text:span><text:span text:style-name="T8"> </text:span><text:span text:style-name="T9">*</text:span><text:span text:style-name="T8"> a</text:span><text:span text:style-name="T9">; </text:span><text:span text:style-name="T8">c </text:span><text:span text:style-name="T9">=</text:span><text:span text:style-name="T8"> b </text:span><text:span text:style-name="T9">‑</text:span><text:span text:style-name="T8"> a</text:span><text:span text:style-name="T9">;</text:span> превращается в <text:span text:style-name="T7">c </text:span><text:span text:style-name="T6">= 2</text:span>, а переменные <text:span text:style-name="T7">a</text:span> и <text:span text:style-name="T7">b</text:span> (если они нигде более не используются) уничтожаются.</text:p>
      <text:h text:style-name="Heading_20_3" text:outline-level="3"><text:soft-page-break/>константная подстановка в условиях</text:h>
      <text:p text:style-name="P12">В операторах ветвления ("<text:span text:style-name="T7">if</text:span>", "<text:span text:style-name="T6">?</text:span>" и "<text:span text:style-name="T7">switch</text:span>") константные условия встречаются редко и обычно являются следствием чрезмерного увлечение <text:span text:style-name="T6">#</text:span><text:span text:style-name="T7">define</text:span>, вот, например, как здесь:</text:p>
      <text:p text:style-name="P12"/>
      <text:p text:style-name="P2"><text:span text:style-name="T11">#define MAX_SIZE<text:tab/>1024</text:span></text:p>
      <text:p text:style-name="P6">#define REQ_SIZE<text:tab/>512</text:p>
      <text:p text:style-name="P6">#define HDR_SIZE<text:tab/>16</text:p>
      <text:p text:style-name="P7">…</text:p>
      <text:p text:style-name="P6">int a = REQ_SIZE + HDR_SIZE;</text:p>
      <text:p text:style-name="P6">if (a &lt;= MAX_SIZE) foo(a); else return ERR_SIZE;</text:p>
      <text:p text:style-name="P1">Листинг <text:sequence text:ref-name="refЛистинг0" text:name="Листинг" text:formula="ooow:Листинг+1" style:num-format="1">1</text:sequence> не оптимизированный вариант</text:p>
      <text:p text:style-name="P12">За исключением <text:span text:style-name="T1">Intel</text:span> <text:span text:style-name="T1">C</text:span>++ все рассматриваемые компиляторы выполняют константную подстановку, оптимизируя код, избавляясь от ветвления и ликвидируя "мертвый код", который никогда не выполняется:</text:p>
      <text:p text:style-name="P12"/>
      <text:p text:style-name="P2"><text:span text:style-name="T11">foo</text:span><text:span text:style-name="T10">(528);</text:span></text:p>
      <text:p text:style-name="P1">Листинг <text:sequence text:ref-name="refЛистинг1" text:name="Листинг" text:formula="ooow:Листинг+1" style:num-format="1">2</text:sequence> оптимизированный вариант</text:p>
      <text:p text:style-name="P12">Выполнять эту оптимизацию вручную совершенно необязательно, поскольку оптимизированный листинг намного менее нагляден и совершенно негибок. По правилам этикета программирования, _все_ константы должны быть вынесены в <text:span text:style-name="T6">#</text:span><text:span text:style-name="T7">define</text:span>, что значительно уменьшает число ошибок.</text:p>
      <text:h text:style-name="Heading_20_3" text:outline-level="3">удаление копий переменных</text:h>
      <text:p text:style-name="P12">Для повышения читабельности листинга программисты обычно загоняют каждую сущность в "свою" переменную, не обращая внимания на образующуюся избыточность: многие переменные либо полностью дублируются, либо связаны друг с другом несложным математическим соотношением и для экономии памяти их можно сократить алгебраическим путем.</text:p>
      <text:p text:style-name="P12">В англоязычной литературе данный примем называется "<text:span text:style-name="T14">размножением копий</text:span>" ("<text:span text:style-name="T3">copy</text:span><text:span text:style-name="T14"> </text:span><text:span text:style-name="T3">propagation</text:span>"), что на первый взгляд не совсем логично, но если задуматься, то все проясняется: да, мы сокращаем переменные, размножая копии, хранящихся в них значений, что наглядно продемонстрировано в следующем примере:</text:p>
      <text:p text:style-name="P12"/>
      <text:p text:style-name="P5">main(int n, char** v)</text:p>
      <text:p text:style-name="P5">{</text:p>
      <text:p text:style-name="P5"><text:tab/>int a, b;</text:p>
      <text:p text:style-name="Standard"><text:span text:style-name="T11"><text:tab/></text:span><text:span text:style-name="T10">…</text:span></text:p>
      <text:p text:style-name="Standard"><text:span text:style-name="T11"><text:tab/>a</text:span><text:span text:style-name="T10"> = </text:span><text:span text:style-name="T11">n</text:span><text:span text:style-name="T10">+1;</text:span></text:p>
      <text:p text:style-name="Standard"><text:span text:style-name="T10"><text:tab/></text:span><text:span text:style-name="T11">b</text:span><text:span text:style-name="T10"> = 1-</text:span><text:span text:style-name="T11">a</text:span><text:span text:style-name="T10">;<text:tab/></text:span><text:span text:style-name="T18">// избавляется от переменной </text:span><text:span text:style-name="T19">a</text:span><text:span text:style-name="T18">: (1 – (</text:span><text:span text:style-name="T19">n</text:span><text:span text:style-name="T18"> + 1));</text:span></text:p>
      <text:p text:style-name="Standard"><text:span text:style-name="T10"><text:tab/></text:span><text:span text:style-name="T11">return</text:span><text:span text:style-name="T10"> </text:span><text:span text:style-name="T11">a</text:span><text:span text:style-name="T10">-</text:span><text:span text:style-name="T11">b</text:span><text:span text:style-name="T10">;<text:tab/></text:span><text:span text:style-name="T18">// избавляется от переменной </text:span><text:span text:style-name="T19">b</text:span><text:span text:style-name="T18">: ((</text:span><text:span text:style-name="T19">n</text:span><text:span text:style-name="T18"> + 1) – (1 – (</text:span><text:span text:style-name="T19">n</text:span><text:span text:style-name="T18"> + 1)));</text:span></text:p>
      <text:p text:style-name="P3">}</text:p>
      <text:p text:style-name="P1">Листинг <text:sequence text:ref-name="refЛистинг2" text:name="Листинг" text:formula="ooow:Листинг+1" style:num-format="1">3</text:sequence> переменные <text:span text:style-name="T1">a</text:span> и <text:span text:style-name="T1">b</text:span> — лишнее</text:p>
      <text:p text:style-name="P12">После оптимизации переменные <text:span text:style-name="T7">a</text:span> и <text:span text:style-name="T7">b</text:span> исчезают, а <text:span text:style-name="T7">return</text:span> возвращает значение выражения <text:span text:style-name="T6">(2*</text:span><text:span text:style-name="T7">n</text:span><text:span text:style-name="T6">+1)</text:span>:</text:p>
      <text:p text:style-name="P12"/>
      <text:p text:style-name="P5">main(int n, char** v)</text:p>
      <text:p text:style-name="P5">{</text:p>
      <text:p text:style-name="Standard"><text:span text:style-name="T10"><text:tab/></text:span><text:span text:style-name="T11">return</text:span><text:span text:style-name="T10"> 2*</text:span><text:span text:style-name="T11">n</text:span><text:span text:style-name="T10">+1;</text:span></text:p>
      <text:p text:style-name="P3">}</text:p>
      <text:p text:style-name="P8"/>
      <text:p text:style-name="P1">Листинг <text:sequence text:ref-name="refЛистинг3" text:name="Листинг" text:formula="ooow:Листинг+1" style:num-format="1">4</text:sequence> оптимизированный вариант, выбросивший лишние переменные</text:p>
      <text:h text:style-name="Heading_20_3" text:outline-level="3">устранение хвостовой рекурсии</text:h>
      <text:p text:style-name="P12"><text:span text:style-name="T14">Хвостовой рекурсией </text:span>(<text:span text:style-name="T3">tail</text:span><text:span text:style-name="T14"> </text:span><text:span text:style-name="T3">recursion</text:span>) называется такой тип рекурсии, при котором вызов рекурсивной функции следует непосредственно за оператором <text:span text:style-name="T7">return</text:span>. Классическим примером тому является алгоритм вычисления факториала:</text:p>
      <text:p text:style-name="Standard"/>
      <text:p text:style-name="P5"><text:soft-page-break/>int fact(int n, int result)</text:p>
      <text:p text:style-name="P5">{</text:p>
      <text:p text:style-name="P5"><text:tab/>if(n == 0)</text:p>
      <text:p text:style-name="P5"><text:tab/>{</text:p>
      <text:p text:style-name="P5"><text:tab/><text:tab/>return result;</text:p>
      <text:p text:style-name="P5"><text:tab/>}</text:p>
      <text:p text:style-name="Standard"><text:span text:style-name="T10"><text:tab/></text:span><text:span text:style-name="T11"><text:tab/>else</text:span></text:p>
      <text:p text:style-name="P5"><text:tab/>{</text:p>
      <text:p text:style-name="P5"><text:tab/><text:tab/>return fact(n - 1, result * n);</text:p>
      <text:p text:style-name="Standard"><text:span text:style-name="T11"><text:tab/></text:span><text:span text:style-name="T10">}</text:span></text:p>
      <text:p text:style-name="P3">}</text:p>
      <text:p text:style-name="P1">Листинг<text:span text:style-name="T1"> </text:span><text:sequence text:ref-name="refЛистинг4" text:name="Листинг" text:formula="ooow:Листинг+1" style:num-format="1">5</text:sequence><text:span text:style-name="T1"> </text:span>хвостовая рекурсия до оптимизации</text:p>
      <text:p text:style-name="P12">Вызов функции — достаточно "дорогостоящая" (в плане процессорных тактов) операция и за исключением <text:span text:style-name="T1">Intel</text:span> <text:span text:style-name="T1">C</text:span>++ все рассматриваемые компиляторы трансформирует рекурсивный вызов в цикл:</text:p>
      <text:p text:style-name="P12"/>
      <text:p text:style-name="P5">for(i=0; i&lt;n; i++) result *= n;</text:p>
      <text:p text:style-name="P1">Листинг <text:sequence text:ref-name="refЛистинг5" text:name="Листинг" text:formula="ooow:Листинг+1" style:num-format="1">6</text:sequence><text:span text:style-name="T1"> </text:span>хвостовая рекурсия после оптимизации</text:p>
      <text:p text:style-name="P12">Естественно, оптимизированный код менее нагляден, поэтому выполнять такое преобразование вручную — совершенно необязательно.</text:p>
      <text:h text:style-name="Heading_20_2" text:outline-level="2">что надо оптимизировать</text:h>
      <text:p text:style-name="P12">Теперь поговорим о том, с чем оптимизирующие компиляторы не справляются и начинают буксовать, резко снижая эффективность целевого кода. Помочь им выбраться из болота — наша задача! Чип и Дейл уже спешат! Ну а мыщщъх вращает хвостом. Руководит, значит.</text:p>
      <text:p text:style-name="P12">Начнем с функций. Из всех рассматриваемых компиляторов только <text:span text:style-name="T1">Intel</text:span> <text:span text:style-name="T1">C</text:span>++ поддерживает глобальную оптимизацию, а остальные — транслируют функции по отдельности, задействую "сквозную" оптимизацию только на встраиваемых (<text:span text:style-name="T1">inline</text:span>) функциях. Отсюда: чем выше степень дробления программы на функции (и чем меньше средний размер одной функции), тем ниже качество оптимизации, не говоря уже о накладных расходах на передачу аргументов, открытие кадра стека и т. д.</text:p>
      <text:p text:style-name="P12">На мелких функциях, состоящих всего из нескольких строк, оптимизатору просто негде "развернуться", а задействовать агрессивный режим подстановки, "вживляющий" все мелкие функции в тело программы нежелательно, поскольку это приводит к чрезмерному "разбуханию" программного кода.</text:p>
      <text:p text:style-name="P12">Оптимальная стратегия выглядит так: выключаем режим автоматического встраивания и стремиться программировать так, чтобы средний размер каждой функции составлял не менее 100-200 строк.</text:p>
      <text:h text:style-name="Heading_20_3" text:outline-level="3">удаление неиспользуемых функций</text:h>
      <text:p text:style-name="P12">Большинство компиляторов не удаляют неиспользуемые функции из исходного текста, поскольку используют технологию раздельной компиляции, транслируя исходные тексты в объектные модули, собираемые линкером в исполняемый файл, динамическую библиотеку или драйвер.</text:p>
      <text:p text:style-name="P12">Функция, реализованная в одном объектном файле, может вызываться из любых других, но информацией о других модулях компилятор не обладает и потому удалять "не используемые" (с его точки зрения) функции не имеет права.</text:p>
      <text:p text:style-name="P12">Теоретически, неиспользуемые функции должен удалять линкер, но популярные форматы объектных файлов к этому не располагают и в грубом приближении представляют собой набор секций (.<text:span text:style-name="T1">text</text:span>, .<text:span text:style-name="T1">data</text:span> и т. д.), каждая из которых с точки зрения линкера представляет монолитный блок, внутрь которого линкер не лезет, а просто объединят блоки тем или иным образом.</text:p>
      <text:p text:style-name="P12">Вот потому-то и не рекомендуется держать весь проект в одном файле (особенно если это библиотека). Помещайте в файл только "родственные" функции, _всегда_ используемые в паре и по отдельности не имеющие никакого смысла. Посмотрите как устроена стандартная библиотека языка Си — большинство функций реализованы в "своем" собственном файле, компилируемом в <text:span text:style-name="T1">obj</text:span>, содержащим _только_ эту функцию и ничего сверх нее! Множество таких <text:span text:style-name="T1">obj</text:span> объединяются библиотекарем в один <text:span text:style-name="T1">lib</text:span>-файл, откуда линкер свободно достает любую <text:soft-page-break/>необходимую функцию, не таща ничего остального! Собственно говоря, именно для этого библиотеками и придумали. Программисты, помещающие реализации всех функций своей библиотеки в один-единственный файл, совершают большую ошибку!</text:p>
      <text:p text:style-name="P12">Из всех рассматриваемых компиляторов, только <text:span text:style-name="T1">Intel</text:span> <text:span text:style-name="T1">C</text:span>++ умеет отслеживать неиспользуемые функции, предотвращая их включение в <text:span text:style-name="T1">obj</text:span> (для этого ему необходимо указать ключ–<text:span text:style-name="T1">ipo</text:span>, активирующий режим глобальной оптимизации).</text:p>
      <text:h text:style-name="Heading_20_3" text:outline-level="3">внос инвариантных функций из циклов</text:h>
      <text:p text:style-name="P12"><text:span text:style-name="T5">Инвариантными</text:span> называются функции, результат работы которых не зависит от параметров цикла и потому их достаточно вычислить всего один раз. Компиляторы, к сожалению, так не поступают, поскольку, транслируют все функции по отдельности и не могут знать какими побочными эффектами обладает та или иная функция (исключение составляют встраиваемые функции, непосредственно вживляемые в код программы).</text:p>
      <text:p text:style-name="P12">Рассмотрим типичный пример:</text:p>
      <text:p text:style-name="Standard"/>
      <text:p text:style-name="P5">for(a=0;a&lt;strlen(s);a++) b+=s[a];</text:p>
      <text:p text:style-name="P1">Листинг <text:sequence text:ref-name="refЛистинг6" text:name="Листинг" text:formula="ooow:Листинг+1" style:num-format="1">7</text:sequence> не оптимизированный вариант с инвариантом в теле цикла</text:p>
      <text:p text:style-name="P12">Если только компилятор не заинлайнит функцию <text:span text:style-name="T7">strlen</text:span>, она будет вычисляется на каждой итерации цикла, что приведет к значительному снижению производительности. Но если вынести инвариант за пределы цикла, все будет ОК:</text:p>
      <text:p text:style-name="Standard"/>
      <text:p text:style-name="P5">t = strlen(s);</text:p>
      <text:p text:style-name="P5">for(a=0;a&lt;t;a++) b+=s[a];</text:p>
      <text:p text:style-name="P1">Листинг <text:sequence text:ref-name="refЛистинг7" text:name="Листинг" text:formula="ooow:Листинг+1" style:num-format="1">8</text:sequence> вынос инварианта за пределы цикла</text:p>
      <text:h text:style-name="Heading_20_3" text:outline-level="3">нормализация циклов</text:h>
      <text:p text:style-name="P12">Нормализованным называется цикл, начинающийся с нуля и в каждой итерации увеличивающий свое значение на единицу. В книгах по программированию можно встретить утверждение, что нормализованный цикл компилируется в более компактный и быстродействующий код, однако, это только теоретическая схема и многие процессорные архитектуры (включая <text:span text:style-name="T1">x</text:span>86) предпочитают иметь дело с циклом, стреляющимся к нулю.</text:p>
      <text:p text:style-name="P10">Рассмотрим типичный цикл:</text:p>
      <text:p text:style-name="Standard"/>
      <text:p text:style-name="P5">for (a = from; a &lt; to; i+=(-step))</text:p>
      <text:p text:style-name="P3">{</text:p>
      <text:p text:style-name="P3"><text:tab/>// тело цикла</text:p>
      <text:p text:style-name="P3">}</text:p>
      <text:p text:style-name="P1">Листинг<text:span text:style-name="T1"> </text:span><text:sequence text:ref-name="refЛистинг8" text:name="Листинг" text:formula="ooow:Листинг+1" style:num-format="1">9</text:sequence><text:span text:style-name="T1"> </text:span>ненормализованный цикл</text:p>
      <text:p text:style-name="P10">Алгоритм нормализации выглядит так:</text:p>
      <text:p text:style-name="Standard"/>
      <text:p text:style-name="P5">for (NCL = 0; i &lt; (to - from + step)/step <text:s/>- 1; 1)</text:p>
      <text:p text:style-name="P5">{</text:p>
      <text:p text:style-name="P5"><text:tab/>i = step*NLC + from;</text:p>
      <text:p text:style-name="Standard"><text:span text:style-name="T11"><text:tab/>// </text:span><text:span text:style-name="T10">тело</text:span><text:span text:style-name="T11"> </text:span><text:span text:style-name="T10">цикла</text:span></text:p>
      <text:p text:style-name="P5">}</text:p>
      <text:p text:style-name="P5">i = <text:s/>step * _max((to - from + step)/step, 0) + from;</text:p>
      <text:p text:style-name="P1">Листинг<text:span text:style-name="T1"> </text:span><text:sequence text:ref-name="refЛистинг9" text:name="Листинг" text:formula="ooow:Листинг+1" style:num-format="1">10</text:sequence><text:span text:style-name="T1"> </text:span>нормализованный цикл</text:p>
      <text:p text:style-name="P12">Наибольшую отдачу нормализация дает на циклах с заранее известным количеством итераций, т. е. когда выражение <text:span text:style-name="T6">(</text:span><text:span text:style-name="T7">to</text:span><text:span text:style-name="T6"> ‑ </text:span><text:span text:style-name="T7">from</text:span><text:span text:style-name="T6"> + </text:span><text:span text:style-name="T7">step</text:span><text:span text:style-name="T6">)/</text:span><text:span text:style-name="T7">step</text:span> представляет собой константу, вычисляемую еще на стадии трансляции.</text:p>
      <text:p text:style-name="P12">Формально, все рассматриваемые компиляторы поддерживают нормализацию циклов, но не всегда задействуют этот механизм оптимизации, поэтому в наиболее ответственных ситуациях циклы лучше всего нормализовать вручную.</text:p>
      <text:h text:style-name="Heading_20_3" text:outline-level="3">разворот циклов</text:h>
      <text:p text:style-name="P12">Процессоры с конвейерной архитектурой (к которым относится и <text:span text:style-name="T1">x</text:span>86) плохо справляются с ветвлениями (а циклы как раз и представляют одну из разновидностей <text:soft-page-break/>ветвлений), резко снижая свою производительность. Образно их можно сравнить с гоночной машиной, ползущей по петляющей дороге. И у машины, и у процессора максимальная скорость достигается только на участках свободных от ветвлений.</text:p>
      <text:p text:style-name="P12">Компактные циклы вида <text:span text:style-name="T7">for</text:span><text:span text:style-name="T6">(</text:span><text:span text:style-name="T7">a</text:span><text:span text:style-name="T6">=0;</text:span><text:span text:style-name="T7">a</text:span><text:span text:style-name="T6">&lt;</text:span><text:span text:style-name="T7">n</text:span><text:span text:style-name="T6">;</text:span><text:span text:style-name="T7">a</text:span><text:span text:style-name="T6">++) *</text:span><text:span text:style-name="T7">dst</text:span><text:span text:style-name="T6">++= *</text:span><text:span text:style-name="T7">src</text:span><text:span text:style-name="T6">++;</text:span> исполняются крайне медленно и должны быть <text:span text:style-name="T14">развернуты</text:span> (<text:span text:style-name="T2">unrolled</text:span>). Под "разворотом" в общем случае понимается многократное дублирование цикла, которое в классическом случае реализуется так:</text:p>
      <text:p text:style-name="Standard"/>
      <text:p text:style-name="P9">for(i=1; i&lt;n;i+)</text:p>
      <text:p text:style-name="P9"><text:tab/>k += (n % i);</text:p>
      <text:p text:style-name="P1">Листинг<text:span text:style-name="T1"> </text:span><text:sequence text:ref-name="refЛистинг10" text:name="Листинг" text:formula="ooow:Листинг+1" style:num-format="1">11</text:sequence><text:span text:style-name="T1"> </text:span>цикл до разворота</text:p>
      <text:p text:style-name="Standard"/>
      <text:p text:style-name="P5">for(i=1; i&lt;n;i+=4)</text:p>
      <text:p text:style-name="P5">{</text:p>
      <text:p text:style-name="P5"><text:tab/>k += (n % i) +\</text:p>
      <text:p text:style-name="P5"><text:tab/>(n % i+1) + \</text:p>
      <text:p text:style-name="P5"><text:tab/>(n % i+2) + \</text:p>
      <text:p text:style-name="Standard"><text:span text:style-name="T11"><text:tab/></text:span><text:span text:style-name="T10">(</text:span><text:span text:style-name="T11">n</text:span><text:span text:style-name="T10"> % </text:span><text:span text:style-name="T11">i</text:span><text:span text:style-name="T10">+3);</text:span></text:p>
      <text:p text:style-name="P3">}</text:p>
      <text:p text:style-name="P3"/>
      <text:p text:style-name="P3">// выполняем оставшиеся итерации</text:p>
      <text:p text:style-name="Standard"><text:span text:style-name="T11">for(i=4; i&lt;n;i++) k += (n % i);</text:span></text:p>
      <text:p text:style-name="P1">Листинг <text:sequence text:ref-name="refЛистинг11" text:name="Листинг" text:formula="ooow:Листинг+1" style:num-format="1">12</text:sequence> цикл, развернутый на 4 итерации (меньшей размер, большая скорость)</text:p>
      <text:p text:style-name="P12">За исключением <text:span text:style-name="T1">Microsoft</text:span> <text:span text:style-name="T1">Visual</text:span> <text:span text:style-name="T1">C</text:span>++, все остальные рассматриваемые компиляторы умеют разворачивать циклы и самостоятельно, но… делают это настолько неумело, что вместо ожидаемого увеличения производительности сплошь и рядом наблюдается ее падение, поэтому автоматический разворот лучше сразу запретить и оптимизировать программу вручную, подбирая подходящую степень разворота опытным путем (вместе с профилировщиком).</text:p>
      <text:p text:style-name="P12">Тут ведь как — чем сильнее разворот, тем больше места занимает код и появляется риск, что в кэш первого уровня он может вообще не влезть, вызывая обвальное падение производительности! (Подробнее о влиянии степени разворота на быстродействие можно прочитать в моей "<text:span text:style-name="T5">технике оптимизации</text:span>", электронная копию которой как обычно лежит на моем мыщъхином <text:span text:style-name="T1">ftp</text:span>://<text:span text:style-name="T1">nezumi</text:span>.<text:span text:style-name="T1">org</text:span>.<text:span text:style-name="T1">ru</text:span>).</text:p>
      <text:p text:style-name="P12"/>
      <text:h text:style-name="Heading_20_3" text:outline-level="3">программная конвейеризация</text:h>
      <text:p text:style-name="P12">Классический разворот цикла порождает зависимость по данным. Вернемся к <text:span text:style-name="T13">листингу 14</text:span>. Несмотря на то, что загрузка обрабатываемых ячеек происходит параллельно, следующая операция сложения начинается только после завершения предыдущей, а все остальное время процессор ждет.</text:p>
      <text:p text:style-name="P12">Чтобы избавиться от зависимости по данным, необходимо развернуть не только цикл, но и "расщепить" переменную, используемую для суммирования. Такая техника оптимизации называется <text:span text:style-name="T14">программной конвейеризацией </text:span>(<text:span text:style-name="T3">software</text:span><text:span text:style-name="T14"> </text:span><text:span text:style-name="T3">pipelining</text:span>) и из всех рассматриваемых компиляторов ее поддерживает только <text:span text:style-name="T1">GCC</text:span>, да и то лишь частично. В тоже самое время, она элементарно реализуется "руками":</text:p>
      <text:p text:style-name="Standard"/>
      <text:p text:style-name="Standard"><text:span text:style-name="T10">// обрабатываем первые </text:span><text:span text:style-name="T11">XXL</text:span><text:span text:style-name="T10"> – (</text:span><text:span text:style-name="T11">XXL</text:span><text:span text:style-name="T10"> % 4) итераций</text:span></text:p>
      <text:p text:style-name="P5">for(i=0; i&lt;XXL;i+=4)</text:p>
      <text:p text:style-name="P5">{</text:p>
      <text:p text:style-name="P5"/>
      <text:p text:style-name="P5"><text:tab/>sum_1 += a[i+0];</text:p>
      <text:p text:style-name="P5"><text:tab/>sum_2 += a[i+2];</text:p>
      <text:p text:style-name="P5"><text:tab/>sum_3 += a[i+3];</text:p>
      <text:p text:style-name="P5"><text:tab/>sum_4 += a[i+4];</text:p>
      <text:p text:style-name="P3">}</text:p>
      <text:p text:style-name="P3"/>
      <text:p text:style-name="P3">// обрабатываем оставшийся "хвост"</text:p>
      <text:p text:style-name="P5">for(i-=XXL; i&lt;XXL;i++)</text:p>
      <text:p text:style-name="Standard"><text:span text:style-name="T11"><text:tab/>sum += a[i];</text:span></text:p>
      <text:p text:style-name="P5"/>
      <text:p text:style-name="P3">// складываем все воедино</text:p>
      <text:p text:style-name="Standard"><text:span text:style-name="T11">sum</text:span><text:span text:style-name="T10"> += </text:span><text:span text:style-name="T11">sum</text:span><text:span text:style-name="T10">_1 + </text:span><text:span text:style-name="T11">sum</text:span><text:span text:style-name="T10">_2 + </text:span><text:span text:style-name="T11">sum</text:span><text:span text:style-name="T10">_3 + </text:span><text:span text:style-name="T11">sum</text:span><text:span text:style-name="T10">_4;</text:span></text:p>
      <text:p text:style-name="P1">Листинг<text:span text:style-name="T1"> </text:span><text:sequence text:ref-name="refЛистинг12" text:name="Листинг" text:formula="ooow:Листинг+1" style:num-format="1">13</text:sequence><text:span text:style-name="T1"> </text:span>оптимизированный вариант</text:p>
      <text:h text:style-name="Heading_20_3" text:outline-level="3"><text:soft-page-break/>авто-параллелизм</text:h>
      <text:p text:style-name="P12">Многопроцессорные машины, двуядерные процессоры и процессоры с поддержкой <text:span text:style-name="T1">Hyper</text:span>-<text:span text:style-name="T1">Threading</text:span> эффективны лишь при обработке многопоточных приложений, поскольку всякий поток в каждый момент времени может исполняться только на одном процессоре. Программы, состоящие всего из одного потока на многопроцессорной машине исполняются с той же скоростью, что и на однопроцессорной (или даже чуть-чуть медленнее, за счет дополнительных накладных расходов).</text:p>
      <text:p text:style-name="P12">Для оптимизации под многопроцессорные машины, следует разбивать циклы с большим количеством итераций на <text:span text:style-name="T1">N</text:span> циклов меньшего размера, помещая каждый из них в свой поток, где <text:span text:style-name="T1">N</text:span> — количество процессоров, обычно равное двум. Такая техника оптимизации называется <text:span text:style-name="T14">авто-параллелизмом </text:span>(<text:span text:style-name="T3">auto</text:span><text:span text:style-name="T14">-</text:span><text:span text:style-name="T3">parallelization</text:span>) и наглядно демонстрируется следующим примером:</text:p>
      <text:p text:style-name="Standard"/>
      <text:p text:style-name="P5">for (i=0; i&lt;XXL; i++)</text:p>
      <text:p text:style-name="P5"><text:tab/>a[i] = a[i] + b[i] * c[i];</text:p>
      <text:p text:style-name="P1">Листинг<text:span text:style-name="T1"> </text:span><text:sequence text:ref-name="refЛистинг13" text:name="Листинг" text:formula="ooow:Листинг+1" style:num-format="1">14</text:sequence> не оптимизированный вариант</text:p>
      <text:p text:style-name="P12">Поскольку зависимость по данным отсутствует, цикл можно разбить на два. Первый будет обрабатывать ячейки от 0 до <text:span text:style-name="T1">XXL</text:span>/2, а второй — от <text:span text:style-name="T1">XXL</text:span>/2 до <text:span text:style-name="T1">XXL</text:span>. Тогда на двухпроцессорной машине скорость выполнения цикла практически удвоится.</text:p>
      <text:p text:style-name="Standard"/>
      <text:p text:style-name="Standard"><text:span text:style-name="T11">/* </text:span><text:span text:style-name="T10">поток</text:span><text:span text:style-name="T11"> A */</text:span></text:p>
      <text:p text:style-name="P5">for (i=0; i&lt;XXL/2; i++)</text:p>
      <text:p text:style-name="P5"><text:tab/>a[i] = a[i] + b[i] * c[i];</text:p>
      <text:p text:style-name="P5"/>
      <text:p text:style-name="Standard"><text:span text:style-name="T11">/* </text:span><text:span text:style-name="T10">поток</text:span><text:span text:style-name="T11"> B */</text:span></text:p>
      <text:p text:style-name="P5">for (i=XXL/2; i&lt;XXL; i++)</text:p>
      <text:p text:style-name="P5"><text:tab/>a[i] = a[i] + b[i] * c[i];</text:p>
      <text:p text:style-name="P1">Листинг <text:sequence text:ref-name="refЛистинг14" text:name="Листинг" text:formula="ooow:Листинг+1" style:num-format="1">15</text:sequence> оптимизированный вариант</text:p>
      <text:p text:style-name="P12"><text:span text:style-name="T1">Intel</text:span> <text:span text:style-name="T1">C</text:span>++<text:span text:style-name="T1"> </text:span>– единственный из всех рассматриваемых компиляторов, поддерживающий технику авто-парализации, активируемую ключом <text:span text:style-name="T9">–</text:span><text:span text:style-name="T8">parallel</text:span>, однако, качество оптимизации оставляет желать лучшего и эту работу лучше осуществлять вручную.</text:p>
      <text:h text:style-name="Heading_20_3" text:outline-level="3">упорядочивание обращений к памяти</text:h>
      <text:p text:style-name="P12">При обращении к одной-единственной ячейки памяти, в кэш первого уровня загружается целая строка, длина которой в зависимости от типа процессора варьируется от 32- до 128- или даже 256 байт, поэтому большие массивы выгоднее всего обрабатывать по строкам, а не по столбцам.</text:p>
      <text:p text:style-name="P10"/>
      <text:p text:style-name="P5">for(j=0;j&lt;m;j++)</text:p>
      <text:p text:style-name="Standard"><text:span text:style-name="T11"><text:tab/>for(i=0;i&lt;n;i++)</text:span></text:p>
      <text:p text:style-name="P5"><text:tab/><text:tab/>a[i][j] = b[i][j] + c[i][j];</text:p>
      <text:p text:style-name="P1">Листинг <text:sequence text:ref-name="refЛистинг15" text:name="Листинг" text:formula="ooow:Листинг+1" style:num-format="1">16</text:sequence> обработка массивов по столбцам (не оптимизированный вариант)</text:p>
      <text:p text:style-name="P12">Здесь три массива обрабатываются по столбцам, что крайне непроизводительно и для достижения наивысшей эффективности циклы <text:span text:style-name="T1">i</text:span> и <text:span text:style-name="T1">j</text:span> следует поменять местами. Устоявшегося названия у данной методики оптимизации нет и в каждом источнике она называется по-разному: <text:span text:style-name="T3">loop</text:span><text:span text:style-name="T14"> </text:span><text:span text:style-name="T3">permutation</text:span><text:span text:style-name="T14">/</text:span><text:span text:style-name="T3">interchange</text:span><text:span text:style-name="T14">/</text:span><text:span text:style-name="T3">reversing</text:span><text:span text:style-name="T14">,</text:span> <text:span text:style-name="T3">rearranging</text:span><text:span text:style-name="T14"> </text:span><text:span text:style-name="T3">array</text:span><text:span text:style-name="T14"> </text:span><text:span text:style-name="T3">dimensions</text:span><text:span text:style-name="T14"> </text:span>и т. д. Как бы там ни было, оптимизированный вариант выглядит так:</text:p>
      <text:p text:style-name="Standard"/>
      <text:p text:style-name="P5">for(i=0;i&lt;n;i++)</text:p>
      <text:p text:style-name="P5"><text:tab/>for(j=0;j&lt;m;j++)</text:p>
      <text:p text:style-name="P5"><text:tab/><text:tab/>a[i][j] = b[i][j] + c[i][j];</text:p>
      <text:p text:style-name="P1">Листинг <text:sequence text:ref-name="refЛистинг16" text:name="Листинг" text:formula="ooow:Листинг+1" style:num-format="1">17</text:sequence><text:span text:style-name="T1"> </text:span>обработка массивов по столбцам (оптимизированный вариант)</text:p>
      <text:p text:style-name="P12">Все рассматриваемые компиляторы поддерживают данную стратегию оптимизации, однако их интеллектуальные способности очень ограничены и со следующим примером справляется только <text:span text:style-name="T1">Hewlett</text:span>-<text:span text:style-name="T1">Packard</text:span> <text:span text:style-name="T1">C</text:span>++:</text:p>
      <text:p text:style-name="Standard"/>
      <text:p text:style-name="P5">for (i=0; i&lt;n; i++)</text:p>
      <text:p text:style-name="P5"><text:tab/>for (j=0; j&lt;n; j++)</text:p>
      <text:p text:style-name="P5"><text:soft-page-break/><text:tab/><text:tab/>for (k=0; k&lt;n; k++)</text:p>
      <text:p text:style-name="P5"><text:tab/><text:tab/><text:tab/>a[j][i] = a[j][i] + b[k][i] * c[j][k];</text:p>
      <text:p text:style-name="P1">Листинг <text:sequence text:ref-name="refЛистинг17" text:name="Листинг" text:formula="ooow:Листинг+1" style:num-format="1">18</text:sequence> сложный случай обработки данных по столбцам</text:p>
      <text:h text:style-name="Heading_20_3" text:outline-level="3">удаление лишних обращений к памяти</text:h>
      <text:p text:style-name="P12">Компиляторы стремятся размещать переменные в регистрах, избегая "дорогостоящих" операций обращения к памяти, однако, компилятор никогда не может быть уверен, адресуют ли две переменных различные области памяти или обращаются к одной и той же ячейке памяти.</text:p>
      <text:p text:style-name="P12">Вот, например:</text:p>
      <text:p text:style-name="P12"/>
      <text:p text:style-name="P6">f(int *a, int *b)</text:p>
      <text:p text:style-name="P4">{</text:p>
      <text:p text:style-name="P2"><text:span text:style-name="T10"><text:tab/></text:span><text:span text:style-name="T11">int</text:span><text:span text:style-name="T10"> </text:span><text:span text:style-name="T11">x</text:span><text:span text:style-name="T10">;</text:span></text:p>
      <text:p text:style-name="P2"><text:span text:style-name="T10"><text:tab/></text:span><text:span text:style-name="T11">x</text:span><text:span text:style-name="T10"> = *</text:span><text:span text:style-name="T11">a</text:span><text:span text:style-name="T10"> + *</text:span><text:span text:style-name="T11">b</text:span><text:span text:style-name="T10">;<text:tab/>// сложение содержимого двух ячеек</text:span></text:p>
      <text:p text:style-name="P2"><text:span text:style-name="T10"><text:tab/>*</text:span><text:span text:style-name="T11">b</text:span><text:span text:style-name="T10"> = 0</text:span><text:span text:style-name="T11">x</text:span><text:span text:style-name="T10">69;<text:tab/>// изменение ячейки *</text:span><text:span text:style-name="T11">b</text:span><text:span text:style-name="T10">, адрес которой не известен компилятору</text:span></text:p>
      <text:p text:style-name="P2"><text:span text:style-name="T10"><text:tab/></text:span><text:span text:style-name="T11">x</text:span><text:span text:style-name="T10"> += *</text:span><text:span text:style-name="T11">a</text:span><text:span text:style-name="T10">;<text:tab/>// нет гарантии что запись в ячейку *</text:span><text:span text:style-name="T11">b</text:span><text:span text:style-name="T10"> не изменила ячейку *</text:span><text:span text:style-name="T11">a</text:span></text:p>
      <text:p text:style-name="P4">}</text:p>
      <text:p text:style-name="P1">Листинг <text:sequence text:ref-name="refЛистинг18" text:name="Листинг" text:formula="ooow:Листинг+1" style:num-format="1">19</text:sequence><text:span text:style-name="T1"> </text:span>пример с лишними обращениями к памяти, от которых нельзя избавиться</text:p>
      <text:p text:style-name="P12">Компилятор не имеет права на размещение содержимого ячейки <text:span text:style-name="T6">*</text:span><text:span text:style-name="T7">a</text:span> в регистровой переменной, поскольку если ячейки <text:span text:style-name="T6">*</text:span><text:span text:style-name="T7">a</text:span> и <text:span text:style-name="T6">*</text:span><text:span text:style-name="T7">b</text:span> частично или полностью перекрываются, модификация ячейки <text:span text:style-name="T6">*</text:span><text:span text:style-name="T7">b</text:span> приводит к неожиданному изменению ячейки <text:span text:style-name="T6">*</text:span><text:span text:style-name="T7">a</text:span>! Бред, конечно, но ведь Стандарт этого не запрещает, а компилятор _обязан_ следовать Стандарту, иначе, его место — на свалке.</text:p>
      <text:p text:style-name="P12">Тоже самое относится и к следующему примеру:</text:p>
      <text:p text:style-name="P12"/>
      <text:p text:style-name="P6">f(char *x, int *dst, int n)</text:p>
      <text:p text:style-name="P6">{</text:p>
      <text:p text:style-name="P6"><text:tab/>int i;</text:p>
      <text:p text:style-name="P6"><text:tab/>for (i = 0; i &lt; n; i++) *dst += x[i];</text:p>
      <text:p text:style-name="P4">}</text:p>
      <text:p text:style-name="P1">Листинг<text:span text:style-name="T1"> </text:span><text:sequence text:ref-name="refЛистинг19" text:name="Листинг" text:formula="ooow:Листинг+1" style:num-format="1">20</text:sequence><text:span text:style-name="T1"> </text:span>пример с лишними обращениями к памяти, от которых можно избавиться вручную</text:p>
      <text:p text:style-name="P12">Компилятор не имеет права выносить переменную <text:span text:style-name="T7">dst</text:span> за пределы цикла, в результате чего обращения к памяти происходят в каждой итерации. Чтобы повысить производительность, код должен быть переписан так:</text:p>
      <text:p text:style-name="P12"/>
      <text:p text:style-name="P6">f(char *x, int *dst, int n)</text:p>
      <text:p text:style-name="P6">{</text:p>
      <text:p text:style-name="P6"><text:tab/>int i,t =0;</text:p>
      <text:p text:style-name="P2"><text:span text:style-name="T11"><text:tab/>for</text:span><text:span text:style-name="T10"> (</text:span><text:span text:style-name="T11">i</text:span><text:span text:style-name="T10">=0;</text:span><text:span text:style-name="T11">i</text:span><text:span text:style-name="T10">&lt;</text:span><text:span text:style-name="T11">n</text:span><text:span text:style-name="T10">;</text:span><text:span text:style-name="T11">i</text:span><text:span text:style-name="T10">++) </text:span><text:span text:style-name="T11">t</text:span><text:span text:style-name="T10">+=</text:span><text:span text:style-name="T11">x</text:span><text:span text:style-name="T10">[</text:span><text:span text:style-name="T11">i</text:span><text:span text:style-name="T10">];<text:tab/>// сохранение суммы во временной переменной</text:span></text:p>
      <text:p text:style-name="P2"><text:span text:style-name="T10"><text:tab/>*</text:span><text:span text:style-name="T11">dst</text:span><text:span text:style-name="T10">+=</text:span><text:span text:style-name="T11">t</text:span><text:span text:style-name="T10">;<text:tab/><text:tab/><text:tab/>// запись конечного результата в память</text:span></text:p>
      <text:p text:style-name="P4">}</text:p>
      <text:p text:style-name="P1">Листинг <text:sequence text:ref-name="refЛистинг20" text:name="Листинг" text:formula="ooow:Листинг+1" style:num-format="1">21</text:sequence> оптимизированный вариант</text:p>
      <text:h text:style-name="Heading_20_3" text:outline-level="3">регистровые ре-ассоциации</text:h>
      <text:p text:style-name="P12">На <text:span text:style-name="T1">x</text:span>86 платформе регистров общего назначения всего семь и их всегда не хватает, особенно в циклах. Чтобы втиснуть в регистры максимальное количество переменных (избежав тем самым обращения к медленной оперативной памяти) приходится прибегать во всяким ухищрениям. В частности, совмещать счетчик цикла с указателем на обрабатываемые данные.</text:p>
      <text:p text:style-name="P12">Код вида "<text:span text:style-name="T7">for </text:span><text:span text:style-name="T6">(</text:span><text:span text:style-name="T7">i </text:span><text:span text:style-name="T6">=</text:span><text:span text:style-name="T7"> </text:span><text:span text:style-name="T6">0;</text:span><text:span text:style-name="T7"> I </text:span><text:span text:style-name="T6">&lt;</text:span><text:span text:style-name="T7"> n</text:span><text:span text:style-name="T6">;</text:span><text:span text:style-name="T7"> i</text:span><text:span text:style-name="T6">++)</text:span><text:span text:style-name="T7"> n</text:span><text:span text:style-name="T6">+=</text:span><text:span text:style-name="T7">a</text:span><text:span text:style-name="T6">[</text:span><text:span text:style-name="T7">i</text:span><text:span text:style-name="T6">];</text:span>" легко оптимизировать, если переписать его так: "<text:span text:style-name="T7">for </text:span><text:span text:style-name="T6">(</text:span><text:span text:style-name="T7">p</text:span><text:span text:style-name="T6">=</text:span><text:span text:style-name="T7"> a</text:span><text:span text:style-name="T6">;</text:span><text:span text:style-name="T7"> p </text:span><text:span text:style-name="T6">&lt;</text:span><text:span text:style-name="T7"> </text:span><text:span text:style-name="T6">&amp;</text:span><text:span text:style-name="T7">a</text:span><text:span text:style-name="T6">[</text:span><text:span text:style-name="T7">n</text:span><text:span text:style-name="T6">];</text:span><text:span text:style-name="T7"> p</text:span><text:span text:style-name="T6">++)</text:span><text:span text:style-name="T7"> n</text:span><text:span text:style-name="T6">+=*</text:span><text:span text:style-name="T7">p</text:span><text:span text:style-name="T6">;</text:span>" Насколько известно мыщъх'у впервые эта техника использовалась в компиляторах фирмы <text:span text:style-name="T1">Hewlett</text:span>-<text:span text:style-name="T1">Packard</text:span>, где она фигурировала под термином <text:span text:style-name="T4">register</text:span><text:span text:style-name="T16"> </text:span><text:span text:style-name="T4">reassociation</text:span>, а вот остальные рассматриваемые нам компиляторы этого делать, увы, не умеют.</text:p>
      <text:p text:style-name="P12">Рассмотрим еще один пример, демонстрирующий оптимизацию цикла с тройной вложенностью:</text:p>
      <text:p text:style-name="Standard"/>
      <text:p text:style-name="P5">int a[10][20][30];</text:p>
      <text:p text:style-name="P5">void example (void)</text:p>
      <text:p text:style-name="P5"><text:soft-page-break/>{</text:p>
      <text:p text:style-name="Standard"><text:span text:style-name="T11"><text:tab/>int i, j, k;</text:span></text:p>
      <text:p text:style-name="P5"><text:tab/>for (k = 0; k &lt; 10; k++)</text:p>
      <text:p text:style-name="P5"><text:tab/><text:tab/>for (j = 0; j &lt; 10;j++)</text:p>
      <text:p text:style-name="P5"><text:tab/><text:tab/><text:tab/>for (i = 0; i &lt; 10; i++)</text:p>
      <text:p text:style-name="P5"><text:tab/><text:tab/><text:tab/><text:tab/>a[i][j][k] = 1;</text:p>
      <text:p text:style-name="P3">}</text:p>
      <text:p text:style-name="P1">Листинг <text:sequence text:ref-name="refЛистинг21" text:name="Листинг" text:formula="ooow:Листинг+1" style:num-format="1">22</text:sequence> не оптимизированный кандидат на регистровую ре-ассоциацию</text:p>
      <text:p text:style-name="P10">Для достижения наибольшей производительности код следует переписать так (разворот циклов опущен для наглядности):</text:p>
      <text:p text:style-name="Standard"/>
      <text:p text:style-name="P5">int a[10][20][30];</text:p>
      <text:p text:style-name="P5">void example (void)</text:p>
      <text:p text:style-name="P5">{</text:p>
      <text:p text:style-name="P5"><text:tab/>int i, j, k;</text:p>
      <text:p text:style-name="P5"><text:tab/>register int (*p)[20][30];</text:p>
      <text:p text:style-name="P5"><text:tab/>for (k = 0; k &lt; 10; k++)</text:p>
      <text:p text:style-name="P5"><text:tab/><text:tab/>for (j = 0; j &lt; 10; j++)</text:p>
      <text:p text:style-name="Standard"><text:span text:style-name="T11"><text:tab/><text:tab/><text:tab/>for (p = (int (*)[20][30]) &amp;a[0][j][k], i = 0; i &lt; 10; i++)</text:span></text:p>
      <text:p text:style-name="Standard"><text:span text:style-name="T11"><text:tab/></text:span><text:span text:style-name="T10"><text:tab/><text:tab/><text:tab/>*(</text:span><text:span text:style-name="T11">p</text:span><text:span text:style-name="T10">++[0][0]) = 1;</text:span></text:p>
      <text:p text:style-name="P3">}</text:p>
      <text:p text:style-name="P1">Листинг <text:sequence text:ref-name="refЛистинг22" text:name="Листинг" text:formula="ooow:Листинг+1" style:num-format="1">23</text:sequence> оптимизированный вариант — счетчик цикла совмещен с указателем на массив</text:p>
      <text:h text:style-name="Heading_20_2" text:outline-level="2">заключение</text:h>
      <text:p text:style-name="P12">Собирать свою коллекцию как надо и как не надо оптимизировать программы мыщъх начал еще давно (здесь приведена лишь крошечная ее часть). Время шло, компиляторы совершенствовались и все больше примеров перемещалось из первой категории во вторую. А затем… разработчики компиляторов поутихли и со временен <text:span text:style-name="T1">Microsoft</text:span> <text:span text:style-name="T1">Visual</text:span> <text:span text:style-name="T1">C</text:span>++ 6.0 новых рывков что-то не наблюдается, поэтому у статьи есть все шансы сохранить свою актуальность в течении нескольких лет. А, возможно, и н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08T00:35:00</dc:date>
    <meta:editing-cycles>233</meta:editing-cycles>
    <meta:editing-duration>PT6H35M</meta:editing-duration>
    <meta:document-statistic meta:table-count="0" meta:image-count="0" meta:object-count="0" meta:page-count="8" meta:paragraph-count="220" meta:word-count="2817" meta:character-count="20000" meta:non-whitespace-character-count="17302"/>
    <meta:generator>LibreOffice/5.2.3.3$Linux_X86_64 LibreOffice_project/20m0$Build-3</meta:generator>
  </office:meta>
</office:document-meta>
</file>